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solid" style:font-name="Times New Roman" fo:text-shadow="none"/>
    </style:style>
    <style:style style:name="T7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An explanatory lecture/ for Chay<text:span text:style-name="T1">è</text:span><text:span text:style-name="T2"> Sar</text:span><text:span text:style-name="T1">á</text:span><text:span text:style-name="T2">h/</text:span></text:p>
      <text:p text:style-name="P5"/>
      <text:p text:style-name="P5">[Page 1]</text:p>
      <text:p text:style-name="P4"><text:span text:style-name="T2">Brethren! <text:s/>It is usual with preachers, to select from/ the scriptures such characters, </text:span><text:span text:style-name="T5">that</text:span><text:span text:style-name="T2"> as may be usefully/ exhibited before their hearers. <text:s/>Innumerable are the/ sermons, written to teach lessons of piety by descanting on the life of/ the patriarchs; or of simplicity, through a description/ of their manners and habits. <text:s/>I have no doubt/ that if what divines have spoken, concerning eminent/ men of the Bible, could be </text:span><text:span text:style-name="T5">were</text:span><text:span text:style-name="T2"> collected together, it would fill/ up a space as extensive as that of the largest library./ <text:s/>But I do not remember to have heard, nor have I ever/ read, a discourse which purported to extol the character/ of a heathen slave, that figures prominently in sacred/ history: I mean, an address, that will afford us instruction/ by the example of Elizer, the trusty servant of his master/ Abraham. <text:s/>And yet, he is truly a noble specimen of/ human virtue. <text:s/>The qualities which distinguished </text:span><text:span text:style-name="T5">him</text:span><text:span text:style-name="T2"> that bondsman,/ are brought out, in bold relief, as it were, by a contract with/ the mean spirit of individuals, whom the world would/ </text:span><text:span text:style-name="T5">[?]</text:span><text:span text:style-name="T2"> consider, by far, his superiors. <text:s/>Attend:/ the portion of the Pentateuch designated for this Sabbath,/ has preserved the account of the first business transaction/</text:span></text:p>
      <text:p text:style-name="P5"/>
      <text:p text:style-name="P5">[Page 2]</text:p>
      <text:p text:style-name="P4"><text:span text:style-name="T2">ever known among the ancients. <text:s/>Through it, we/ are made acquainted with a wealthy owner of real/ estate. <text:s/>Abraham anxious to purchase a tract/ of land, in which his </text:span><text:span text:style-name="T5">lately</text:span><text:span text:style-name="T2"> lamented wife could be/ </text:span><text:soft-page-break/><text:span text:style-name="T2">interred, and which he might bequeath as a burial/ place for his descendants, addressed a company of Hittites,/ at that time rulers of the city of Hebron, that they might/ induce a townsman of theirs, to part with a certain lot/ he possessed. <text:s/>It happened that Ephron, the </text:span><text:span text:style-name="T5">opulent</text:span><text:span text:style-name="T2"> rich/ </text:span><text:span text:style-name="T5">owner thereof</text:span><text:span text:style-name="T2"> proprietor, whom Abraham knew only by reputation,/ was sitting among the assembled multitude. <text:s/>He had heard/ the generous offer made to the Hebrew patriarch by/ the men there convened. <text:s/>They would not entertain/ the thought of receiving a compensation for the piece/ of ground he needed. <text:s/>Everyone had expressed him-/-self wiling to allow him the choicest spot in his/ family cemetery. <text:s/>But as that offer had been/ thankfully declined, and Abraham seemed to have set/ his heart upon securing the cave of Macpelah, as a/ burial place exclusively </text:span><text:span text:style-name="T5">of</text:span><text:span text:style-name="T2"> his own, Ephron assumed/ a virtue of which he was entirely destitute. <text:s/>he professed/ the highest regard for him that stood there, as petitioning/</text:span></text:p>
      <text:p text:style-name="P5"/>
      <text:p text:style-name="P5">[Page 3]</text:p>
      <text:p text:style-name="P4"><text:span text:style-name="T2">for a boon, though ready to pay any amount, for/ what he desired to obtain. <text:s/></text:span><text:span text:style-name="T5">He</text:span><text:span text:style-name="T2"> Ephron would show that his/ generosity exceeded that of all others. <text:s/>Accordingly;/ he urged the free acceptance not alone of the cave/ asked for, but also of the field which surrounded it./ <text:s/></text:span><text:span text:style-name="T5">But</text:span><text:span text:style-name="T2"> Hollow however were those proffers of friendship. <text:s/>He/ who had made them, experienced only one feeling: supreme/ egotism. <text:s/>He was anxious to create abroad an im-/-pression, that his liberality had no parallel, but in order/ the better to succeed in promoting his own interest./ <text:s/>Ephron was a dealer of consummate cunning. <text:s/>Such/ a man, not </text:span><text:span text:style-name="T5">unfrequently</text:span><text:span text:style-name="T2"> rarely met in the high walks of/ life, who, being rich and widely known, would make/ you believe that he is showering down favors upon you,/ while the love of self is the main spring of his actions./ <text:s/>So that wily Hittite declared, with feigned lips that </text:span><text:span text:style-name="T5">the</text:span><text:span text:style-name="T2">/ </text:span><text:span text:style-name="T5">sum of</text:span><text:span text:style-name="T2"> four hundred shekels, which the trust of land, </text:span><text:span text:style-name="T5">required,</text:span><text:span text:style-name="T2">/ would be worth, was too insignificant a sum to cause Abraham/ to hesitate in accepting it as a gift. <text:s/>He designedly/ exaggerated the value of his property; but the patriarch fa-/thomed his </text:span><text:span text:style-name="T5">object</text:span><text:span text:style-name="T2"> purpose, and paid without demur the price set/</text:span></text:p>
      <text:p text:style-name="P5"/>
      <text:p text:style-name="P5">[Page 4]</text:p>
      <text:p text:style-name="P4"><text:span text:style-name="T2">on the spot he was eager to possess. <text:s/>Abraham's discer-/-ment must, </text:span><text:span text:style-name="T5">at that hour</text:span><text:span text:style-name="T2"> on that occasion, have revealed to him this truth;/ namely: that the qualities of the heart are not enhanced/ in proportion as we rise on the scale of </text:span><text:span text:style-name="T5">human</text:span><text:span text:style-name="T2"> temporal greatness,/ for they can be seen in all their genuine beauty among/ the humble grades of society. <text:s/>The offer made </text:span><text:span text:style-name="T5">to him</text:span><text:span text:style-name="T2">/ by the unpretending multitude, was earnestly meant;/ that of the most wealthy individual in their midst was/ insincere and </text:span><text:span text:style-name="T5">deceitful</text:span><text:span text:style-name="T2"> deceptive./</text:span></text:p>
      <text:p text:style-name="P4"><text:span text:style-name="T2">But the lesson of this week, contrasts very forcibly the/ character of a man in a lowly condition with that of/ others in affluence and independence, when it first/ introduces Laban to our notice. <text:s/>Why does he/ run so </text:span><text:span text:style-name="T5">swiftly</text:span><text:span text:style-name="T2"> quickly to meet Abraham's servant? <text:s/>Is he/ impelled by a wish to hospitably entertain a stranger?/ <text:s/>The question is solved by the simple words of Holy Writ./ <text:s/>"It came to pass, that when he saw the ring and the/ bracelets, that he ran out to the man." <text:s/>The glittering/ of the jewels which adorned his sister, lent agility to/ his feet. <text:s/>That smoothed his tongue and dictated/ </text:span><text:span text:style-name="T5">pleasing</text:span><text:span text:style-name="T2"> agreeable words. <text:s/>Nor was the love of gain,/ the only exhibited more glaringly at a later period of his history, passion that lurked within Laban's breast./</text:span></text:p>
      <text:p text:style-name="P5"/>
      <text:p text:style-name="P5">[Page 5]</text:p>
      <text:p text:style-name="P4"><text:span text:style-name="T2">He possessed also a domineering spirit. <text:s/>His mind swelled/ with the ideas of his own superiority. <text:s/>He enjoys a competency, hence he must needs be wise, he must be the essence of knowledge. <text:s/>We hear him/ speak, </text:span><text:span text:style-name="T5">when not</text:span><text:span text:style-name="T2"> without being consulted. <text:s/>He advances his opinion/ before either of his parents; and he would defer the/ consummation of the object, which Eliezer had so much/ at heart, by unnecessarily detaining his sister Rebecca</text:span><text:span text:style-name="T5">, a year or [?]</text:span><text:span text:style-name="T2">./ <text:s/>Let us now, my Brethren! place opposite to the/ portraits of the two men of high social standing, whose/ traits I have delineated, that of one in the humblest walks/ of life. <text:s/>He is a slave, bound to the will of his master;/ but no trace of object</text:span><text:span text:style-name="T5">ness</text:span><text:span text:style-name="T2">ion rests upon his countenance./ <text:s/>Humility may be seen in the slight bent of his head; but/ that is a </text:span><text:soft-page-break/><text:span text:style-name="T2">reflection of the soul of the man be served./ <text:s/>He does not deem it a degradation to be absolutely at his/ disposal. <text:s/>For he knows </text:span><text:span text:style-name="T5">of</text:span><text:span text:style-name="T2"> no pleasure, except that which/ is felt by Abraham. <text:s/>He has no interest, save in </text:span><text:span text:style-name="T5">in</text:span><text:span text:style-name="T2">/ promoting that of Abraham; his exertions are directed with/ </text:span><text:span text:style-name="T5">a</text:span><text:span text:style-name="T2"> singleness of purpose to heighten the happiness/ of Abraham. <text:s/>For, the hand which ruled him, had/ never weighed heavily upon his manly form. <text:s/>It was/ a beneficent hand. <text:s/>By it he was </text:span><text:span text:style-name="T5">persuasively</text:span><text:span text:style-name="T2"> gently led into the way/</text:span></text:p>
      <text:p text:style-name="P5"/>
      <text:p text:style-name="P5">[Page 6]</text:p>
      <text:p text:style-name="P4"><text:span text:style-name="T2">of truth, and it alone pointed out to him where human/ exaltation does exist. <text:s/></text:span><text:span text:style-name="T5">He</text:span><text:span text:style-name="T2"> Eliezer learnt from his righteous/ master, that to labor with fidelity in whatever position/ Providence may have placed us, is an honor and a virtue./ <text:s/>And to the performance of that duty he bent his </text:span><text:span text:style-name="T5">whole</text:span><text:span text:style-name="T2">/ </text:span><text:span text:style-name="T6">mind</text:span><text:span text:style-name="T2"> energy. <text:s/>Therefore was he entrusted with the govern-/-ment of the household of Abraham. <text:s/>Therefore/ he became the confidential friend of the godly patriarch./ <text:s/>Do you not think, my Brethren! that under such circum-/-stances the gradual awakening of a feeling of self-importance,/ might be almost anticipated? <text:s/>Verily, we could excuse/ that sense of pride, which seeks to conceal a lowly condi-/-tion in life, when a higher one </text:span><text:span text:style-name="T5">could</text:span><text:span text:style-name="T2"> might be safely assumed./ <text:s/>But I cannot behold, without admiring it, the striking honesty/ of Eliezer, that knows of no prevarication, of no evasion./ <text:s/>He is charged with a mission which Abraham would/ assign to no other man. <text:s/>He is sent forth as the/ representative of an opulent Chief, desirous of forming/ a matrimonial alliance for the noble scion of his flock./ <text:s/>Objects of great value are given him, to prove the reality of his errand./ <text:s/>He meets with success. <text:s/>The fmaily of the damsel/ he has chosen in his own mind, as the wife of his master's son, receive/</text:span></text:p>
      <text:p text:style-name="P5"/>
      <text:p text:style-name="P5">[Page 7]</text:p>
      <text:p text:style-name="P4"><text:span text:style-name="T2">him </text:span><text:span text:style-name="T5">s</text:span><text:span text:style-name="T2"> in a manner suiting a person of rank./ <text:s/>A table is immediately spread </text:span><text:span text:style-name="T5">before him</text:span><text:span text:style-name="T2"> out, that he/ may refresh himself after a </text:span><text:span text:style-name="T5">weary</text:span><text:span text:style-name="T2"> fatiguing journey. <text:s/>But he/ refuses to eat. <text:s/>He must first tell </text:span><text:span text:style-name="T5">the purpose for</text:span><text:span text:style-name="T2"> why/ </text:span><text:span text:style-name="T5">which</text:span><text:span text:style-name="T2"> he had come from a distant land. <text:s/>They all listen attentively./ <text:s/>He speaks. <text:s/>"</text:span><text:span text:style-name="T3">I am Abraham's servant</text:span><text:span text:style-name="T4">." <text:s/>Oh! faith-/-ful Eliezar! thou mightest have said with equal/ propriety. <text:s/>"I am the most ultimate friend of your rich/ relative." <text:s/>I am he that enjoys his entire confidence,/ and to a vast degree his affection."....But no, he valued/ what his virtues had carried for him, only in proportion/ as he could thereby do his master some service./ <text:s/>The humility which had drawn from the lips of the patriarch/ the confession that he was but "dust and ashes," found </text:span><text:span text:style-name="T7">its</text:span><text:span text:style-name="T4"> a bright/ </text:span><text:span text:style-name="T7">parallel</text:span><text:span text:style-name="T4"> exemplification in that son of the stranger </text:span><text:span text:style-name="T7">bro</text:span><text:span text:style-name="T4"> reared under the/ roof of a god-fearing man. <text:s/>He assumed nothing./ <text:s/>He disclaimed the possession of any merit. <text:s/>When/ he petitions the Lord for the success of his undertaking,/ he asks it for the sake of Abraham. <text:s/>When he discovers/ that he has been divinely favored, he ascribes it to/ the goodly deeds of Abraham. <text:s/>When He wishes that/ the family of Rebecca acquiesce in his request,/</text:span></text:p>
      <text:p text:style-name="P4"><text:span text:style-name="T4"/></text:p>
      <text:p text:style-name="P4"><text:span text:style-name="T4">[Page 8]</text:span></text:p>
      <text:p text:style-name="P4"><text:span text:style-name="T4">he craves it as an act of kindness to Abraham./ <text:s/>As to himself, he believes he is not entitled to any/ consideration. <text:s/>He has but discharged an imperative/ duty. <text:s/>But to </text:span><text:span text:style-name="T7">duly</text:span><text:span text:style-name="T4"> fully appreciate the </text:span><text:span text:style-name="T7">[?]</text:span><text:span text:style-name="T4"> excellency/ of Eliezar's character, we should bear in mind in what/ relation he once stood to </text:span><text:span text:style-name="T7">Abraham</text:span><text:span text:style-name="T4"> his master. <text:s/>The founder of/ of[sic!] our nation, had a vision, in which God promised him/ an exceedingly great reward. <text:s/>But that celestial de-/-claration failed to gladden his heart. <text:s/>It, on the/ contrary, elicited a complaint. <text:s/>The patriarch la-/-mented, that whatever boon he might receive could/ not be bequeathed to one, who would perpetuate his/ name. <text:s/>For, he was childless, and Eliezer of Damascus,/ his steward, would, by the right acquired from constant/ fidelity, become his heir. <text:s/>But it was otherwise dis-/-posed by the Deity. <text:s/>Sarah bore a son in her old/ age. <text:s/>On him did his father </text:span><text:span text:style-name="T7">[?] all</text:span><text:span text:style-name="T4"> mainly bestow his love; and/ for his special enjoyment he left what he possessed./ <text:s/>Eliezer, who may have divined the intentions firstly/ entertained by his master, saw now his expectations/</text:span></text:p>
      <text:p text:style-name="P4"><text:span text:style-name="T4"/></text:p>
      <text:p text:style-name="P4"><text:soft-page-break/><text:span text:style-name="T4">[Page 9]</text:span></text:p>
      <text:p text:style-name="P4"><text:span text:style-name="T4">frustrated. <text:s/>But it mattered not to him./ <text:s/>Covetousness had never intruded upon his feelings./ <text:s/>Duty and not more was the star that guided/ him through life. <text:s/>To that he looked, and the con-/-sciousness of having performed his task well, was his/ reward. <text:s/>Aye: the very child, whose birth had deprived/ him of worldly advantages, became the object of/ his solicitude. <text:s/>To forward his domestic happiness he travelled[sic!]/ far, and prayed long; and when the damsel destined to/ share with Isaac all his substance, descrying him from a/ distance, asked for his name, the meek and affectionate/ Eliezer answered "he is my master." <text:s/>But Eliezer/ was not a slave. <text:s/>He was a nobleman. <text:s/>I call/ him a slave, who drudges incessantly that others may/ gather what he has sown; him that cannot give/ his mind rest, for fear that what he holds in his/ grasp may make itself wings and fly away./ <text:s/>No man who has a high aim before his mental vision; and/ strives to attain it by patient labor, and hones exert-/-ions, let his sphere be what it may, is honorable &amp; praise-worthy./ <text:s/></text:span><text:span text:style-name="T7">and honorable.</text:span><text:span text:style-name="T4"> <text:s/>Ephron with all his land pos-/-sessions, was contemptibly low. <text:s/>Laban whose eyes/</text:span></text:p>
      <text:p text:style-name="P4"><text:span text:style-name="T4"/></text:p>
      <text:p text:style-name="P4"><text:span text:style-name="T4">[Page 10]</text:span></text:p>
      <text:p text:style-name="P4"><text:span text:style-name="T4">glistened with delight only at the sight of/ gold, was servilely abject. <text:s/>Eliezer was their/ superior in whatever distinguishes an intelligent/ and responsible being from an irrational animal./ <text:s/>Therefore have I placed his character as a mirror/ before you. <text:s/>Men in humble circumstances!/ <text:s/>Look in it and be upheld in virtue. <text:s/>You are/ not inferior to those who need your stalwart arms./ <text:s/>Idleness and mendicity[sic!] will lower you in the scale/ of social standing. <text:s/>Work, hard, or even what is some-/-times miscalled menial, work, can </text:span><text:span text:style-name="T7">not</text:span><text:span text:style-name="T4"> never be debasing./ <text:s/>Only be faithful to those who employ you, true to/ yourselves, dignified though humble, and let a sense/ of duty be the impelling force of all your action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7T14:45:06.13</meta:creation-date>
    <dc:date>2012-04-18T11:48:19.91</dc:date>
    <dc:creator>Penn Libraries</dc:creator>
    <meta:editing-duration>PT00H42M5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2180" meta:character-count="13080"/>
  </office:meta>
</office:document-meta>
</file>